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aakar" svg:font-family="aakar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fd2" officeooo:paragraph-rsid="00133fd2"/>
    </style:style>
    <style:style style:name="P2" style:family="paragraph" style:parent-style-name="Standard">
      <style:text-properties style:font-name="aakar" fo:font-size="18pt" officeooo:rsid="00133fd2" officeooo:paragraph-rsid="00133fd2" style:font-size-asian="18pt" style:font-size-complex="18pt"/>
    </style:style>
    <style:style style:name="P3" style:family="paragraph" style:parent-style-name="Standard">
      <style:text-properties style:font-name="aakar" fo:font-size="18pt" fo:font-weight="bold" officeooo:rsid="00133fd2" officeooo:paragraph-rsid="00133fd2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akar" fo:font-size="18pt" fo:font-style="italic" fo:font-weight="normal" officeooo:rsid="00133fd2" officeooo:paragraph-rsid="00133fd2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style:font-name="aakar" fo:font-size="18pt" fo:font-style="italic" fo:font-weight="bold" officeooo:rsid="00133fd2" officeooo:paragraph-rsid="00133fd2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Abyssinica SIL" fo:font-size="18pt" officeooo:rsid="00133fd2" officeooo:paragraph-rsid="0014c1b0" style:font-size-asian="18pt" style:font-size-complex="18pt"/>
    </style:style>
    <style:style style:name="P7" style:family="paragraph" style:parent-style-name="Standard">
      <style:text-properties style:font-name="Abyssinica SIL" fo:font-size="18pt" fo:font-weight="bold" officeooo:rsid="00133fd2" officeooo:paragraph-rsid="0014c1b0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Abyssinica SIL" fo:font-size="18pt" fo:font-style="italic" fo:font-weight="normal" officeooo:rsid="00133fd2" officeooo:paragraph-rsid="0014c1b0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font-name="Abyssinica SIL" fo:font-size="18pt" fo:font-style="italic" fo:font-weight="bold" officeooo:rsid="00133fd2" officeooo:paragraph-rsid="0014c1b0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AnjaliOldLipi" fo:font-size="18pt" officeooo:rsid="00133fd2" officeooo:paragraph-rsid="0014c1b0" style:font-size-asian="18pt" style:font-size-complex="18pt"/>
    </style:style>
    <style:style style:name="P11" style:family="paragraph" style:parent-style-name="Standard">
      <style:text-properties style:font-name="AnjaliOldLipi" fo:font-size="18pt" fo:font-weight="bold" officeooo:rsid="00133fd2" officeooo:paragraph-rsid="0014c1b0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AnjaliOldLipi" fo:font-size="18pt" fo:font-style="italic" fo:font-weight="normal" officeooo:rsid="00133fd2" officeooo:paragraph-rsid="0014c1b0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AnjaliOldLipi" fo:font-size="18pt" fo:font-style="italic" fo:font-weight="bold" officeooo:rsid="00133fd2" officeooo:paragraph-rsid="0014c1b0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text-properties style:font-name="Bitstream Vera Sans" fo:font-size="18pt" officeooo:rsid="00133fd2" officeooo:paragraph-rsid="0014c1b0" style:font-size-asian="18pt" style:font-size-complex="18pt"/>
    </style:style>
    <style:style style:name="P15" style:family="paragraph" style:parent-style-name="Standard">
      <style:text-properties style:font-name="Bitstream Vera Sans" fo:font-size="18pt" fo:font-weight="bold" officeooo:rsid="00133fd2" officeooo:paragraph-rsid="0014c1b0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Bitstream Vera Sans" fo:font-size="18pt" fo:font-style="italic" fo:font-weight="normal" officeooo:rsid="00133fd2" officeooo:paragraph-rsid="0014c1b0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Bitstream Vera Sans" fo:font-size="18pt" fo:font-style="italic" fo:font-weight="bold" officeooo:rsid="00133fd2" officeooo:paragraph-rsid="0014c1b0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style:font-name="Bitstream Vera Sans Mono" fo:font-size="18pt" officeooo:rsid="00133fd2" officeooo:paragraph-rsid="0014c1b0" style:font-size-asian="18pt" style:font-size-complex="18pt"/>
    </style:style>
    <style:style style:name="P19" style:family="paragraph" style:parent-style-name="Standard">
      <style:text-properties style:font-name="Bitstream Vera Sans Mono" fo:font-size="18pt" fo:font-weight="bold" officeooo:rsid="00133fd2" officeooo:paragraph-rsid="0014c1b0" style:font-size-asian="18pt" style:font-weight-asian="bold" style:font-size-complex="18pt" style:font-weight-complex="bold"/>
    </style:style>
    <style:style style:name="P20" style:family="paragraph" style:parent-style-name="Standard">
      <style:text-properties style:font-name="Bitstream Vera Sans Mono" fo:font-size="18pt" fo:font-style="italic" fo:font-weight="normal" officeooo:rsid="00133fd2" officeooo:paragraph-rsid="0014c1b0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text-properties style:font-name="Bitstream Vera Sans Mono" fo:font-size="18pt" fo:font-style="italic" fo:font-weight="bold" officeooo:rsid="00133fd2" officeooo:paragraph-rsid="0014c1b0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style:font-name="Bitstream Vera Serif" fo:font-size="18pt" officeooo:rsid="00133fd2" officeooo:paragraph-rsid="001548ec" style:font-size-asian="18pt" style:font-size-complex="18pt"/>
    </style:style>
    <style:style style:name="P23" style:family="paragraph" style:parent-style-name="Standard">
      <style:text-properties style:font-name="Bitstream Vera Serif" fo:font-size="18pt" fo:font-weight="bold" officeooo:rsid="00133fd2" officeooo:paragraph-rsid="001548ec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Bitstream Vera Serif" fo:font-size="18pt" fo:font-style="italic" fo:font-weight="normal" officeooo:rsid="00133fd2" officeooo:paragraph-rsid="001548ec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Bitstream Vera Serif" fo:font-size="18pt" fo:font-style="italic" fo:font-weight="bold" officeooo:rsid="00133fd2" officeooo:paragraph-rsid="001548ec" style:font-size-asian="18pt" style:font-style-asian="italic" style:font-weight-asian="bold" style:font-size-complex="18pt" style:font-style-complex="italic" style:font-weight-complex="bold"/>
    </style:style>
    <style:style style:name="P26" style:family="paragraph" style:parent-style-name="Standard">
      <style:text-properties style:font-name="C059" fo:font-size="18pt" fo:font-weight="bold" officeooo:rsid="00133fd2" officeooo:paragraph-rsid="001548ec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C059" fo:font-size="18pt" fo:font-style="italic" fo:font-weight="normal" officeooo:rsid="00133fd2" officeooo:paragraph-rsid="001548ec" style:font-size-asian="18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style:font-name="C059" fo:font-size="18pt" fo:font-style="italic" fo:font-weight="bold" officeooo:rsid="00133fd2" officeooo:paragraph-rsid="001548ec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text-properties style:font-name="Caladea" fo:font-size="18pt" fo:font-weight="bold" officeooo:rsid="00133fd2" officeooo:paragraph-rsid="001548ec" style:font-size-asian="18pt" style:font-weight-asian="bold" style:font-size-complex="18pt" style:font-weight-complex="bold"/>
    </style:style>
    <style:style style:name="P30" style:family="paragraph" style:parent-style-name="Standard">
      <style:text-properties style:font-name="Caladea" fo:font-size="18pt" fo:font-style="italic" fo:font-weight="normal" officeooo:rsid="00133fd2" officeooo:paragraph-rsid="001548ec" style:font-size-asian="18pt" style:font-style-asian="italic" style:font-weight-asian="normal" style:font-size-complex="18pt" style:font-style-complex="italic" style:font-weight-complex="normal"/>
    </style:style>
    <style:style style:name="P31" style:family="paragraph" style:parent-style-name="Standard">
      <style:text-properties style:font-name="Caladea" fo:font-size="18pt" fo:font-style="italic" fo:font-weight="bold" officeooo:rsid="00133fd2" officeooo:paragraph-rsid="001548ec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Standard">
      <style:text-properties style:font-name="Chilanka" fo:font-size="18pt" officeooo:rsid="00133fd2" officeooo:paragraph-rsid="001548ec" style:font-size-asian="18pt" style:font-size-complex="18pt"/>
    </style:style>
    <style:style style:name="P33" style:family="paragraph" style:parent-style-name="Standard">
      <style:text-properties style:font-name="Chilanka" fo:font-size="18pt" fo:font-weight="bold" officeooo:rsid="00133fd2" officeooo:paragraph-rsid="001548ec" style:font-size-asian="18pt" style:font-weight-asian="bold" style:font-size-complex="18pt" style:font-weight-complex="bold"/>
    </style:style>
    <style:style style:name="P34" style:family="paragraph" style:parent-style-name="Standard">
      <style:text-properties style:font-name="Chilanka" fo:font-size="18pt" fo:font-style="italic" fo:font-weight="normal" officeooo:rsid="00133fd2" officeooo:paragraph-rsid="001548ec" style:font-size-asian="18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>
      <style:text-properties style:font-name="Chilanka" fo:font-size="18pt" fo:font-style="italic" fo:font-weight="bold" officeooo:rsid="00133fd2" officeooo:paragraph-rsid="001548ec" style:font-size-asian="18pt" style:font-style-asian="italic" style:font-weight-asian="bold" style:font-size-complex="18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 B C D E F G I J K L M N O P Q R S T U V W X Y Z 0 1 2 3 4 5 6 7 8 9</text:p>
      <text:p text:style-name="P3">A B C D E F G I J K L M N O P Q R S T U V W X Y Z 0 1 2 3 4 5 6 7 8 9</text:p>
      <text:p text:style-name="P4">A B C D E F G I J K L M N O P Q R S T U V W X Y Z 0 1 2 3 4 5 6 7 8 9</text:p>
      <text:p text:style-name="P5">A B C D E F G I J K L M N O P Q R S T U V W X Y Z 0 1 2 3 4 5 6 7 8 9</text:p>
      <text:p text:style-name="P5"/>
      <text:p text:style-name="P5"/>
      <text:p text:style-name="P6">A B C D E F G I J K L M N O P Q R S T U V W X Y Z 0 1 2 3 4 5 6 7 8 9</text:p>
      <text:p text:style-name="P7">A B C D E F G I J K L M N O P Q R S T U V W X Y Z 0 1 2 3 4 5 6 7 8 9</text:p>
      <text:p text:style-name="P8">A B C D E F G I J K L M N O P Q R S T U V W X Y Z 0 1 2 3 4 5 6 7 8 9</text:p>
      <text:p text:style-name="P9">A B C D E F G I J K L M N O P Q R S T U V W X Y Z 0 1 2 3 4 5 6 7 8 9</text:p>
      <text:p text:style-name="P9"/>
      <text:p text:style-name="P9"/>
      <text:p text:style-name="P10">A B C D E F G I J K L M N O P Q R S T U V W X Y Z 0 1 2 3 4 5 6 7 8 9</text:p>
      <text:p text:style-name="P11">A B C D E F G I J K L M N O P Q R S T U V W X Y Z 0 1 2 3 4 5 6 7 8 9</text:p>
      <text:p text:style-name="P12">A B C D E F G I J K L M N O P Q R S T U V W X Y Z 0 1 2 3 4 5 6 7 8 9</text:p>
      <text:p text:style-name="P13">A B C D E F G I J K L M N O P Q R S T U V W X Y Z 0 1 2 3 4 5 6 7 8 9</text:p>
      <text:p text:style-name="P13"/>
      <text:p text:style-name="P13"/>
      <text:p text:style-name="P10"><text:soft-page-break/></text:p>
      <text:p text:style-name="P14">A B C D E F G I J K L M N O P Q R S T U V W X Y Z 0 1 2 3 4 5 6 7 8 9</text:p>
      <text:p text:style-name="P15">A B C D E F G I J K L M N O P Q R S T U V W X Y Z 0 1 2 3 4 5 6 7 8 9</text:p>
      <text:p text:style-name="P16">A B C D E F G I J K L M N O P Q R S T U V W X Y Z 0 1 2 3 4 5 6 7 8 9</text:p>
      <text:p text:style-name="P17">A B C D E F G I J K L M N O P Q R S T U V W X Y Z 0 1 2 3 4 5 6 7 8 9</text:p>
      <text:p text:style-name="P17"/>
      <text:p text:style-name="P17"/>
      <text:p text:style-name="P18">A B C D E F G I J K L M N O P Q R S T U V W X Y Z 0 1 2 3 4 5 6 7 8 9</text:p>
      <text:p text:style-name="P19">A B C D E F G I J K L M N O P Q R S T U V W X Y Z 0 1 2 3 4 5 6 7 8 9</text:p>
      <text:p text:style-name="P20">A B C D E F G I J K L M N O P Q R S T U V W X Y Z 0 1 2 3 4 5 6 7 8 9</text:p>
      <text:p text:style-name="P21">A B C D E F G I J K L M N O P Q R S T U V W X Y Z 0 1 2 3 4 5 6 7 8 9</text:p>
      <text:p text:style-name="P21"/>
      <text:p text:style-name="P21"/>
      <text:p text:style-name="P22">A B C D E F G I J K L M N O P Q R S T U V W X Y Z 0 1 2 3 4 5 6 7 8 9</text:p>
      <text:p text:style-name="P23">A B C D E F G I J K L M N O P Q R S T U V W X Y Z 0 1 2 3 4 5 6 7 8 9</text:p>
      <text:p text:style-name="P24">A B C D E F G I J K L M N O P Q R S T U V W X Y Z 0 1 2 3 4 5 6 7 8 9</text:p>
      <text:p text:style-name="P25">A B C D E F G I J K L M N O P Q R S T U V W X Y Z 0 1 2 3 4 5 6 7 8 9</text:p>
      <text:p text:style-name="P25"/>
      <text:p text:style-name="P25"/>
      <text:p text:style-name="P22">A B C D E F G I J K L M N O P Q R S T U V W X Y Z 0 1 2 3 4 5 6 7 8 9</text:p>
      <text:p text:style-name="P26"/>
      <text:p text:style-name="P26"><text:soft-page-break/></text:p>
      <text:p text:style-name="P26">A B C D E F G I J K L M N O P Q R S T U V W X Y Z 0 1 2 3 4 5 6 7 8 9</text:p>
      <text:p text:style-name="P27">A B C D E F G I J K L M N O P Q R S T U V W X Y Z 0 1 2 3 4 5 6 7 8 9</text:p>
      <text:p text:style-name="P28">A B C D E F G I J K L M N O P Q R S T U V W X Y Z 0 1 2 3 4 5 6 7 8 9</text:p>
      <text:p text:style-name="P9"/>
      <text:p text:style-name="P29">A B C D E F G I J K L M N O P Q R S T U V W X Y Z 0 1 2 3 4 5 6 7 8 9</text:p>
      <text:p text:style-name="P30">A B C D E F G I J K L M N O P Q R S T U V W X Y Z 0 1 2 3 4 5 6 7 8 9</text:p>
      <text:p text:style-name="P31">A B C D E F G I J K L M N O P Q R S T U V W X Y Z 0 1 2 3 4 5 6 7 8 9</text:p>
      <text:p text:style-name="P31"/>
      <text:p text:style-name="P31"/>
      <text:p text:style-name="P32">A B C D E F G I J K L M N O P Q R S T U V W X Y Z 0 1 2 3 4 5 6 7 8 9</text:p>
      <text:p text:style-name="P33">A B C D E F G I J K L M N O P Q R S T U V W X Y Z 0 1 2 3 4 5 6 7 8 9</text:p>
      <text:p text:style-name="P34">A B C D E F G I J K L M N O P Q R S T U V W X Y Z 0 1 2 3 4 5 6 7 8 9</text:p>
      <text:p text:style-name="P35">A B C D E F G I J K L M N O P Q R S T U V W X Y Z 0 1 2 3 4 5 6 7 8 9</text:p>
      <text:p text:style-name="P31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aakar" svg:font-family="aakar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22:23:32.500531961</meta:creation-date>
    <dc:date>2020-08-06T02:28:25.887919695</dc:date>
    <meta:editing-duration>PT1H24M9S</meta:editing-duration>
    <meta:editing-cycles>1</meta:editing-cycles>
    <meta:document-statistic meta:table-count="0" meta:image-count="0" meta:object-count="0" meta:page-count="3" meta:paragraph-count="35" meta:word-count="1225" meta:character-count="2415" meta:non-whitespace-character-count="1225"/>
    <meta:generator>LibreOffice/6.4.4.2$Linux_X86_64 LibreOffice_project/40$Build-2</meta:generator>
  </office:meta>
</office:document-meta>
</file>